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463" officeooo:paragraph-rsid="00095463"/>
    </style:style>
    <style:style style:name="P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rsid="00095463" officeooo:paragraph-rsid="00095463" fo:background-color="transparent"/>
    </style:style>
    <style:style style:name="P3" style:family="paragraph" style:parent-style-name="Standard">
      <style:paragraph-properties style:line-height-at-least="0.503cm"/>
      <style:text-properties style:use-window-font-color="true" loext:opacity="0%" style:font-name="Droid Sans Mono" fo:font-size="12pt" fo:font-weight="normal" fo:background-color="transparent" style:font-size-asian="12pt" style:font-size-complex="12pt"/>
    </style:style>
    <style:style style:name="P4" style:family="paragraph" style:parent-style-name="Standard">
      <style:text-properties style:use-window-font-color="true" loext:opacity="0%" style:font-name="Droid Sans Mono" fo:font-size="12pt" fo:font-weight="normal" officeooo:paragraph-rsid="00095463" fo:background-color="transparent" style:font-size-asian="12pt" style:font-size-complex="12pt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Droid Sans Mono" fo:font-size="12pt" fo:font-weight="normal" officeooo:rsid="00095463" officeooo:paragraph-rsid="00095463" fo:background-color="transparent" style:font-size-asian="12pt" style:font-size-complex="12pt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Droid Sans Mono" fo:font-size="12pt" fo:font-weight="normal" officeooo:rsid="00095463" officeooo:paragraph-rsid="00095463" fo:background-color="#ffb66c" style:font-size-asian="12pt" style:font-size-complex="12pt"/>
    </style:style>
    <style:style style:name="P7" style:family="paragraph" style:parent-style-name="Standard">
      <style:paragraph-properties style:line-height-at-least="0.503cm"/>
      <style:text-properties style:use-window-font-color="true" loext:opacity="0%" style:font-name="Droid Sans Mono" fo:font-size="12pt" fo:font-weight="bold" officeooo:rsid="00095463" officeooo:paragraph-rsid="00095463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line-height-at-least="0.503cm"/>
      <style:text-properties style:use-window-font-color="true" loext:opacity="0%" style:font-name="Liberation Serif" fo:font-size="14pt" fo:font-weight="bold" officeooo:rsid="00095463" officeooo:paragraph-rsid="00095463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officeooo:rsid="00095463" officeooo:paragraph-rsid="00095463" style:font-weight-asian="bold" style:font-weight-complex="bold"/>
    </style:style>
    <style:style style:name="P10" style:family="paragraph" style:parent-style-name="Standard">
      <style:text-properties fo:font-size="12pt" officeooo:rsid="00095463" officeooo:paragraph-rsid="00095463" style:font-size-asian="12pt" style:font-size-complex="12pt"/>
    </style:style>
    <style:style style:name="T1" style:family="text">
      <style:text-properties officeooo:rsid="00095463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style:font-name="Droid Sans Mono" fo:font-weight="normal"/>
    </style:style>
    <style:style style:name="T4" style:family="text">
      <style:text-properties style:use-window-font-color="true" loext:opacity="0%" style:font-name="Droid Sans Mono" fo:font-size="10.5pt" fo:font-weight="bold" fo:background-color="transparent" loext:char-shading-value="0" style:font-weight-asian="bold" style:font-weight-complex="bold"/>
    </style:style>
    <style:style style:name="T5" style:family="text">
      <style:text-properties style:use-window-font-color="true" loext:opacity="0%" style:font-name="Droid Sans Mono" fo:font-weight="bold" fo:background-color="transparent" loext:char-shading-value="0" style:font-weight-asian="bold" style:font-weight-complex="bold"/>
    </style:style>
    <style:style style:name="T6" style:family="text">
      <style:text-properties style:use-window-font-color="true" loext:opacity="0%" style:font-name="Droid Sans Mono" fo:font-weight="bold" fo:background-color="#ffb66c" loext:char-shading-value="0" style:font-weight-asian="bold" style:font-weight-complex="bold"/>
    </style:style>
    <style:style style:name="T7" style:family="text">
      <style:text-properties style:use-window-font-color="true" loext:opacity="0%" style:font-name="Droid Sans Mono" fo:font-weight="normal" fo:background-color="transparent" loext:char-shading-value="0" style:font-weight-asian="bold" style:font-weight-complex="bold"/>
    </style:style>
    <style:style style:name="T8" style:family="text">
      <style:text-properties style:use-window-font-color="true" loext:opacity="0%" style:font-name="Droid Sans Mono" fo:font-weight="normal" fo:background-color="#ffb66c" loext:char-shading-value="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0b0f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<text:span text:style-name="T10">Step _1</text:span> </text:p>
      <text:p text:style-name="P1"/>
      <text:p text:style-name="P10">- Go to the file path utils/helper.py</text:p>
      <text:p text:style-name="P10">- Make change in the below line</text:p>
      <text:p text:style-name="P10"><text:s/><text:span text:style-name="T8">get_kg_raw_items_to_gcs(</text:span><text:span text:style-name="T6">‘categeory’,’brand’,’dev/stage’,’knowledge_review’/’knowledge_vo’/’knowledge_v1’</text:span><text:span text:style-name="T8">) </text:span></text:p>
      <text:p text:style-name="P4"><text:span text:style-name="T3"/></text:p>
      <text:p text:style-name="P3">- <text:span text:style-name="T11">a</text:span><text:span text:style-name="T1">nd run the file</text:span></text:p>
      <text:p text:style-name="P3"/>
      <text:p text:style-name="P8">cmd : </text:p>
      <text:p text:style-name="P5"/>
      <text:p text:style-name="P6">python utils helper.py</text:p>
      <text:p text:style-name="P5"/>
      <text:p text:style-name="P7">output :</text:p>
      <text:p text:style-name="P5"/>
      <text:p text:style-name="P5">- will provide the gcs path</text:p>
      <text:p text:style-name="P5">- by downloding the gsc path we obtain the data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25:07.043135507</meta:creation-date>
    <meta:generator>LibreOffice/7.3.6.2$Linux_X86_64 LibreOffice_project/30$Build-2</meta:generator>
    <dc:date>2022-11-21T15:37:40.882811176</dc:date>
    <meta:editing-duration>PT59S</meta:editing-duration>
    <meta:editing-cycles>1</meta:editing-cycles>
    <meta:document-statistic meta:table-count="0" meta:image-count="0" meta:object-count="0" meta:page-count="1" meta:paragraph-count="10" meta:word-count="45" meta:character-count="311" meta:non-whitespace-character-count="272"/>
  </office:meta>
</office:document-meta>
</file>